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</office:automatic-styles>
  <office:body>
    <office:text>
      <text:h text:style-name="Title">Stayed on the bus too long</text:h>
      <text:p text:style-name="Text_20_body">It was a gamble<text:line-break/>I lost---thought I could get closer<text:line-break/>than the library, stayed<text:line-break/>on past the admin building,<text:line-break/>back down the hill to my beginning,<text:line-break/>the driver's second-to-last stop.<text:line-break/>I have to walk now,<text:line-break/>through the wind and sun, past<text:line-break/>traffic moving merrily along<text:line-break/>taking their own gambles<text:line-break/>staying on or getting off<text:line-break/>too so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tayed on the bus too long</dc:title>
  </office:meta>
</office:document-meta>
</file>